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A000000040C573B90D84B10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ÇÑÄÄ¹ÙÅÁ" svg:font-family="ÇÑÄÄ¹ÙÅÁ" style:font-family-generic="system"/>
    <style:font-face style:name="MS Mincho" svg:font-family="'MS Mincho'" style:font-family-generic="modern" style:font-pitch="fixed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</office:font-face-decls>
  <office:automatic-styles>
    <style:style style:name="표1" style:family="table" style:master-page-name="MP0">
      <style:table-properties style:width="17.246cm" fo:margin-left="-0.146cm" style:page-number="auto" table:align="left"/>
    </style:style>
    <style:style style:name="표1.A" style:family="table-column">
      <style:table-column-properties style:column-width="1.402cm"/>
    </style:style>
    <style:style style:name="표1.B" style:family="table-column">
      <style:table-column-properties style:column-width="0.691cm"/>
    </style:style>
    <style:style style:name="표1.C" style:family="table-column">
      <style:table-column-properties style:column-width="13.06cm"/>
    </style:style>
    <style:style style:name="표1.D" style:family="table-column">
      <style:table-column-properties style:column-width="2.092cm"/>
    </style:style>
    <style:style style:name="표1.1" style:family="table-row">
      <style:table-row-properties style:min-row-height="0.453cm"/>
    </style:style>
    <style:style style:name="표1.A1" style:family="table-cell">
      <style:table-cell-properties style:vertical-align="middle" fo:padding="0.049cm" fo:border="none"/>
    </style:style>
    <style:style style:name="표1.2" style:family="table-row">
      <style:table-row-properties style:min-row-height="1.956cm"/>
    </style:style>
    <style:style style:name="표1.3" style:family="table-row">
      <style:table-row-properties style:min-row-height="0.212cm"/>
    </style:style>
    <style:style style:name="표1.4" style:family="table-row">
      <style:table-row-properties style:min-row-height="0.623cm"/>
    </style:style>
    <style:style style:name="표1.A4" style:family="table-cell">
      <style:table-cell-properties fo:padding="0.049cm" fo:border="none"/>
    </style:style>
    <style:style style:name="표1.B4" style:family="table-cell">
      <style:table-cell-properties fo:padding="0.049cm" fo:border="none"/>
    </style:style>
    <style:style style:name="표1.A5" style:family="table-cell">
      <style:table-cell-properties fo:padding="0.049cm" fo:border="none"/>
    </style:style>
    <style:style style:name="표1.B5" style:family="table-cell">
      <style:table-cell-properties fo:padding="0.049cm" fo:border="none"/>
    </style:style>
    <style:style style:name="표1.A6" style:family="table-cell">
      <style:table-cell-properties fo:padding="0.049cm" fo:border-left="none" fo:border-right="none" fo:border-top="none" fo:border-bottom="0.25pt solid #000000"/>
    </style:style>
    <style:style style:name="표1.B6" style:family="table-cell">
      <style:table-cell-properties fo:padding="0.049cm" fo:border-left="none" fo:border-right="none" fo:border-top="none" fo:border-bottom="0.25pt solid #000000"/>
    </style:style>
    <style:style style:name="표2" style:family="table">
      <style:table-properties style:width="12.494cm" fo:margin-left="2.399cm" table:align="left"/>
    </style:style>
    <style:style style:name="표2.A" style:family="table-column">
      <style:table-column-properties style:column-width="3.602cm"/>
    </style:style>
    <style:style style:name="표2.B" style:family="table-column">
      <style:table-column-properties style:column-width="8.892cm"/>
    </style:style>
    <style:style style:name="표2.1" style:family="table-row">
      <style:table-row-properties style:min-row-height="0.522cm"/>
    </style:style>
    <style:style style:name="표2.A1" style:family="table-cell">
      <style:table-cell-properties style:vertical-align="middle" fo:background-color="#f2f2f2" fo:padding-left="0.18cm" fo:padding-right="0.18cm" fo:padding-top="0.049cm" fo:padding-bottom="0.049cm" fo:border-left="none" fo:border-right="0.25pt solid #000000" fo:border-top="1pt solid #000000" fo:border-bottom="0.25pt solid #000000">
        <style:background-image/>
      </style:table-cell-properties>
    </style:style>
    <style:style style:name="표2.B1" style:family="table-cell">
      <style:table-cell-properties style:vertical-align="middle" fo:background-color="#f2f2f2" fo:padding-left="0.18cm" fo:padding-right="0.18cm" fo:padding-top="0.049cm" fo:padding-bottom="0.049cm" fo:border-left="0.25pt solid #000000" fo:border-right="none" fo:border-top="1pt solid #000000" fo:border-bottom="0.25pt solid #000000">
        <style:background-image/>
      </style:table-cell-properties>
    </style:style>
    <style:style style:name="표2.A2" style:family="table-cell">
      <style:table-cell-properties style:vertical-align="middle" fo:padding-left="0.18cm" fo:padding-right="0.18cm" fo:padding-top="0.049cm" fo:padding-bottom="0.049cm" fo:border-left="none" fo:border-right="0.25pt solid #000000" fo:border-top="0.25pt solid #000000" fo:border-bottom="0.25pt solid #000000"/>
    </style:style>
    <style:style style:name="표2.B2" style:family="table-cell">
      <style:table-cell-properties style:vertical-align="middle" fo:padding-left="0.18cm" fo:padding-right="0.18cm" fo:padding-top="0.049cm" fo:padding-bottom="0.049cm" fo:border-left="0.25pt solid #000000" fo:border-right="none" fo:border-top="0.25pt solid #000000" fo:border-bottom="0.25pt solid #000000"/>
    </style:style>
    <style:style style:name="표2.A3" style:family="table-cell">
      <style:table-cell-properties style:vertical-align="middle" fo:padding-left="0.18cm" fo:padding-right="0.18cm" fo:padding-top="0.049cm" fo:padding-bottom="0.049cm" fo:border-left="none" fo:border-right="0.25pt solid #000000" fo:border-top="0.25pt solid #000000" fo:border-bottom="0.25pt solid #000000"/>
    </style:style>
    <style:style style:name="표2.B3" style:family="table-cell">
      <style:table-cell-properties style:vertical-align="middle" fo:padding-left="0.18cm" fo:padding-right="0.18cm" fo:padding-top="0.049cm" fo:padding-bottom="0.049cm" fo:border-left="0.25pt solid #000000" fo:border-right="none" fo:border-top="0.25pt solid #000000" fo:border-bottom="0.25pt solid #000000"/>
    </style:style>
    <style:style style:name="표3" style:family="table">
      <style:table-properties style:width="3.203cm" fo:margin-left="0cm" table:align="left"/>
    </style:style>
    <style:style style:name="표3.A" style:family="table-column">
      <style:table-column-properties style:column-width="3.203cm"/>
    </style:style>
    <style:style style:name="표3.1" style:family="table-row">
      <style:table-row-properties style:min-row-height="3.002cm"/>
    </style:style>
    <style:style style:name="표3.A1" style:family="table-cell">
      <style:table-cell-properties style:vertical-align="middle" fo:padding="0.049cm" fo:border="none"/>
    </style:style>
    <style:style style:name="표4" style:family="table">
      <style:table-properties style:width="16.986cm" fo:margin-left="0.011cm" table:align="left"/>
    </style:style>
    <style:style style:name="표4.A" style:family="table-column">
      <style:table-column-properties style:column-width="1.508cm"/>
    </style:style>
    <style:style style:name="표4.B" style:family="table-column">
      <style:table-column-properties style:column-width="0.079cm"/>
    </style:style>
    <style:style style:name="표4.C" style:family="table-column">
      <style:table-column-properties style:column-width="1.402cm"/>
    </style:style>
    <style:style style:name="표4.D" style:family="table-column">
      <style:table-column-properties style:column-width="0.714cm"/>
    </style:style>
    <style:style style:name="표4.E" style:family="table-column">
      <style:table-column-properties style:column-width="0.688cm"/>
    </style:style>
    <style:style style:name="표4.G" style:family="table-column">
      <style:table-column-properties style:column-width="0.741cm"/>
    </style:style>
    <style:style style:name="표4.H" style:family="table-column">
      <style:table-column-properties style:column-width="0.767cm"/>
    </style:style>
    <style:style style:name="표4.I" style:family="table-column">
      <style:table-column-properties style:column-width="0.953cm"/>
    </style:style>
    <style:style style:name="표4.J" style:family="table-column">
      <style:table-column-properties style:column-width="0.106cm"/>
    </style:style>
    <style:style style:name="표4.K" style:family="table-column">
      <style:table-column-properties style:column-width="0.45cm"/>
    </style:style>
    <style:style style:name="표4.L" style:family="table-column">
      <style:table-column-properties style:column-width="0.794cm"/>
    </style:style>
    <style:style style:name="표4.M" style:family="table-column">
      <style:table-column-properties style:column-width="1.085cm"/>
    </style:style>
    <style:style style:name="표4.P" style:family="table-column">
      <style:table-column-properties style:column-width="0.926cm"/>
    </style:style>
    <style:style style:name="표4.Q" style:family="table-column">
      <style:table-column-properties style:column-width="0.635cm"/>
    </style:style>
    <style:style style:name="표4.R" style:family="table-column">
      <style:table-column-properties style:column-width="0.265cm"/>
    </style:style>
    <style:style style:name="표4.S" style:family="table-column">
      <style:table-column-properties style:column-width="0.159cm"/>
    </style:style>
    <style:style style:name="표4.T" style:family="table-column">
      <style:table-column-properties style:column-width="1.323cm"/>
    </style:style>
    <style:style style:name="표4.1" style:family="table-row">
      <style:table-row-properties style:min-row-height="1.083cm"/>
    </style:style>
    <style:style style:name="표4.A1" style:family="table-cell">
      <style:table-cell-properties style:vertical-align="middle" fo:padding="0.049cm" fo:border="none"/>
    </style:style>
    <style:style style:name="표4.D1" style:family="table-cell">
      <style:table-cell-properties fo:padding="0.049cm" fo:border="none"/>
    </style:style>
    <style:style style:name="표4.2" style:family="table-row">
      <style:table-row-properties style:min-row-height="0.935cm"/>
    </style:style>
    <style:style style:name="표4.D2" style:family="table-cell">
      <style:table-cell-properties fo:padding="0.049cm" fo:border="none"/>
    </style:style>
    <style:style style:name="표4.3" style:family="table-row">
      <style:table-row-properties style:min-row-height="0.753cm"/>
    </style:style>
    <style:style style:name="표4.4" style:family="table-row">
      <style:table-row-properties style:min-row-height="0.212cm"/>
    </style:style>
    <style:style style:name="표4.A4" style:family="table-cell">
      <style:table-cell-properties fo:padding="0.049cm" fo:border="none"/>
    </style:style>
    <style:style style:name="표4.5" style:family="table-row">
      <style:table-row-properties style:min-row-height="0.318cm"/>
    </style:style>
    <style:style style:name="표4.6" style:family="table-row">
      <style:table-row-properties style:min-row-height="0.474cm"/>
    </style:style>
    <style:style style:name="표4.D6" style:family="table-cell">
      <style:table-cell-properties fo:padding="0.049cm" fo:border="none"/>
    </style:style>
    <style:style style:name="표4.H6" style:family="table-cell">
      <style:table-cell-properties fo:padding="0.049cm" fo:border="none"/>
    </style:style>
    <style:style style:name="표4.O6" style:family="table-cell">
      <style:table-cell-properties fo:padding="0.049cm" fo:border="none"/>
    </style:style>
    <style:style style:name="표4.U6" style:family="table-cell">
      <style:table-cell-properties fo:padding="0.049cm" fo:border="none"/>
    </style:style>
    <style:style style:name="표4.8" style:family="table-row">
      <style:table-row-properties style:min-row-height="0.501cm"/>
    </style:style>
    <style:style style:name="표4.D8" style:family="table-cell">
      <style:table-cell-properties fo:padding="0.049cm" fo:border="none"/>
    </style:style>
    <style:style style:name="표4.H8" style:family="table-cell">
      <style:table-cell-properties fo:padding="0.049cm" fo:border="none"/>
    </style:style>
    <style:style style:name="표4.O8" style:family="table-cell">
      <style:table-cell-properties fo:padding="0.049cm" fo:border="none"/>
    </style:style>
    <style:style style:name="표4.U8" style:family="table-cell">
      <style:table-cell-properties fo:padding="0.049cm" fo:border="none"/>
    </style:style>
    <style:style style:name="표4.9" style:family="table-row">
      <style:table-row-properties style:min-row-height="0.794cm"/>
    </style:style>
    <style:style style:name="표4.A10" style:family="table-cell">
      <style:table-cell-properties style:vertical-align="middle" fo:padding-left="0.049cm" fo:padding-right="0.049cm" fo:padding-top="0.019cm" fo:padding-bottom="0.019cm" fo:border="none"/>
    </style:style>
    <style:style style:name="표4.11" style:family="table-row">
      <style:table-row-properties style:min-row-height="0.714cm"/>
    </style:style>
    <style:style style:name="표4.13" style:family="table-row">
      <style:table-row-properties style:min-row-height="0.076cm"/>
    </style:style>
    <style:style style:name="표4.14" style:family="table-row">
      <style:table-row-properties style:min-row-height="0.723cm"/>
    </style:style>
    <style:style style:name="표4.15" style:family="table-row">
      <style:table-row-properties style:min-row-height="10.906cm"/>
    </style:style>
    <style:style style:name="표4.A15" style:family="table-cell">
      <style:table-cell-properties style:vertical-align="middle" fo:padding="0cm" fo:border="none"/>
    </style:style>
    <style:style style:name="P1" style:family="paragraph" style:parent-style-name="바탕글">
      <style:paragraph-properties fo:text-align="center" style:justify-single-word="false" style:line-break="strict"/>
      <style:text-properties style:font-name="돋움" fo:font-size="14pt" fo:font-weight="bold" style:font-name-asian="돋움" style:font-size-asian="14pt" style:font-weight-asian="bold" style:font-name-complex="돋움" style:font-size-complex="14pt" style:font-weight-complex="bold"/>
    </style:style>
    <style:style style:name="P2" style:family="paragraph" style:parent-style-name="바탕글">
      <style:paragraph-properties fo:text-align="center" style:justify-single-word="false" style:line-break="strict"/>
      <style:text-properties style:font-name="돋움" fo:font-size="16pt" fo:letter-spacing="-0.085cm" style:font-name-asian="돋움" style:font-size-asian="16pt" style:font-name-complex="돋움" style:font-size-complex="16pt"/>
    </style:style>
    <style:style style:name="P3" style:family="paragraph" style:parent-style-name="바탕글">
      <style:paragraph-properties fo:text-align="center" style:justify-single-word="false" style:line-break="strict"/>
      <style:text-properties style:font-name="돋움" fo:font-size="6pt" fo:font-weight="bold" style:font-name-asian="돋움" style:font-size-asian="6pt" style:font-weight-asian="bold" style:font-name-complex="돋움" style:font-size-complex="6pt" style:font-weight-complex="bold"/>
    </style:style>
    <style:style style:name="P4" style:family="paragraph" style:parent-style-name="바탕글">
      <style:text-properties style:font-name="돋움" fo:font-size="12pt" style:font-name-asian="돋움" style:font-size-asian="12pt" style:font-name-complex="돋움" style:font-size-complex="12pt"/>
    </style:style>
    <style:style style:name="P5" style:family="paragraph" style:parent-style-name="바탕글">
      <style:paragraph-properties fo:line-height="130%"/>
      <style:text-properties style:font-name="돋움" fo:font-size="12pt" style:font-name-asian="돋움" style:font-size-asian="12pt" style:font-name-complex="돋움" style:font-size-complex="12pt"/>
    </style:style>
    <style:style style:name="P6" style:family="paragraph" style:parent-style-name="바탕글">
      <style:paragraph-properties fo:text-align="end" style:justify-single-word="false" style:line-break="strict"/>
      <style:text-properties style:font-name="돋움" fo:font-size="12pt" style:font-name-asian="돋움" style:font-size-asian="12pt" style:font-name-complex="돋움" style:font-size-complex="12pt"/>
    </style:style>
    <style:style style:name="P7" style:family="paragraph" style:parent-style-name="바탕글">
      <style:paragraph-properties fo:text-align="center" style:justify-single-word="false" style:line-break="strict"/>
      <style:text-properties style:font-name="돋움" fo:font-size="12pt" fo:font-weight="bold" style:font-name-asian="돋움" style:font-size-asian="12pt" style:font-weight-asian="bold" style:font-name-complex="돋움" style:font-size-complex="12pt" style:font-weight-complex="bold"/>
    </style:style>
    <style:style style:name="P8" style:family="paragraph" style:parent-style-name="바탕글">
      <style:paragraph-properties fo:text-align="center" style:justify-single-word="false" style:line-break="strict"/>
      <style:text-properties style:font-name="돋움" fo:font-size="12pt" fo:letter-spacing="-0.014cm" style:font-name-asian="돋움" style:font-size-asian="12pt" style:font-name-complex="돋움" style:font-size-complex="12pt"/>
    </style:style>
    <style:style style:name="P9" style:family="paragraph" style:parent-style-name="바탕글">
      <style:paragraph-properties fo:line-height="120%"/>
      <style:text-properties style:font-name="돋움" fo:font-size="2pt" style:font-name-asian="돋움" style:font-size-asian="2pt" style:font-name-complex="돋움" style:font-size-complex="2pt"/>
    </style:style>
    <style:style style:name="P10" style:family="paragraph" style:parent-style-name="바탕글">
      <style:paragraph-properties fo:text-align="start" style:justify-single-word="false" style:line-break="strict"/>
      <style:text-properties style:font-name="돋움" fo:font-size="11pt" fo:letter-spacing="-0.032cm" fo:font-weight="bold" style:font-name-asian="돋움" style:font-size-asian="11pt" style:font-weight-asian="bold" style:font-name-complex="돋움" style:font-size-complex="11pt" style:font-weight-complex="bold"/>
    </style:style>
    <style:style style:name="P11" style:family="paragraph" style:parent-style-name="바탕글">
      <style:paragraph-properties fo:text-align="center" style:justify-single-word="false" style:line-break="strict"/>
      <style:text-properties style:font-name="돋움" fo:font-size="15pt" style:font-name-asian="돋움" style:font-size-asian="15pt" style:font-name-complex="돋움" style:font-size-complex="15pt"/>
    </style:style>
    <style:style style:name="P12" style:family="paragraph" style:parent-style-name="바탕글">
      <style:paragraph-properties fo:line-height="120%"/>
      <style:text-properties style:font-name="돋움" style:font-name-asian="돋움" style:font-name-complex="돋움"/>
    </style:style>
    <style:style style:name="P13" style:family="paragraph" style:parent-style-name="바탕글">
      <style:paragraph-properties fo:line-height="100%"/>
      <style:text-properties style:font-name="돋움" fo:font-size="9pt" fo:letter-spacing="-0.032cm" style:font-name-asian="돋움" style:font-size-asian="9pt" style:font-name-complex="돋움" style:font-size-complex="9pt"/>
    </style:style>
    <style:style style:name="P14" style:family="paragraph" style:parent-style-name="바탕글">
      <style:text-properties style:font-name="돋움" fo:font-size="9pt" style:font-name-asian="돋움" style:font-size-asian="9pt" style:font-name-complex="돋움" style:font-size-complex="9pt"/>
    </style:style>
    <style:style style:name="P15" style:family="paragraph" style:parent-style-name="바탕글">
      <style:paragraph-properties fo:line-height="100%"/>
      <style:text-properties style:font-name="돋움" fo:font-size="9pt" style:font-name-asian="돋움" style:font-size-asian="9pt" style:font-name-complex="돋움" style:font-size-complex="9pt"/>
    </style:style>
    <style:style style:name="P16" style:family="paragraph" style:parent-style-name="바탕글">
      <style:paragraph-properties fo:line-height="100%"/>
      <style:text-properties style:font-name="돋움" fo:font-size="9pt" fo:letter-spacing="-0.007cm" style:font-name-asian="돋움" style:font-size-asian="9pt" style:font-name-complex="돋움" style:font-size-complex="9pt"/>
    </style:style>
    <style:style style:name="P17" style:family="paragraph" style:parent-style-name="바탕글">
      <style:paragraph-properties fo:line-height="100%" fo:text-align="start" style:justify-single-word="false" style:line-break="strict"/>
      <style:text-properties style:font-name="돋움" fo:font-size="9pt" fo:letter-spacing="-0.007cm" style:font-name-asian="돋움" style:font-size-asian="9pt" style:font-name-complex="돋움" style:font-size-complex="9pt"/>
    </style:style>
    <style:style style:name="P18" style:family="paragraph" style:parent-style-name="바탕글">
      <style:paragraph-properties fo:line-height="100%"/>
      <style:text-properties style:font-name="돋움" fo:font-size="3pt" fo:letter-spacing="-0.002cm" style:font-name-asian="돋움" style:font-size-asian="3pt" style:font-name-complex="돋움" style:font-size-complex="3pt"/>
    </style:style>
    <style:style style:name="P19" style:family="paragraph" style:parent-style-name="바탕글">
      <style:paragraph-properties fo:line-height="100%" fo:text-align="center" style:justify-single-word="false" style:line-break="strict"/>
      <style:text-properties style:font-name="돋움" fo:letter-spacing="-0.009cm" style:font-name-asian="돋움" style:font-name-complex="돋움"/>
    </style:style>
    <style:style style:name="P20" style:family="paragraph" style:parent-style-name="바탕글">
      <style:paragraph-properties fo:line-height="90%" fo:text-align="center" style:justify-single-word="false" style:line-break="strict"/>
      <style:text-properties style:font-name="돋움" fo:letter-spacing="-0.009cm" style:font-name-asian="돋움" style:font-name-complex="돋움"/>
    </style:style>
    <style:style style:name="P21" style:family="paragraph" style:parent-style-name="바탕글">
      <style:paragraph-properties fo:line-height="90%"/>
      <style:text-properties style:font-name="바탕" style:font-name-asian="바탕" style:font-name-complex="바탕"/>
    </style:style>
    <style:style style:name="P22" style:family="paragraph" style:parent-style-name="바탕글">
      <style:paragraph-properties fo:line-height="130%"/>
    </style:style>
    <style:style style:name="P23" style:family="paragraph" style:parent-style-name="바탕글">
      <style:paragraph-properties fo:margin-top="0cm" fo:margin-bottom="0.176cm" loext:contextual-spacing="false"/>
    </style:style>
    <style:style style:name="P24" style:family="paragraph" style:parent-style-name="표준">
      <style:paragraph-properties fo:margin-top="0cm" fo:margin-bottom="0cm" loext:contextual-spacing="false"/>
      <style:text-properties text:display="none"/>
    </style:style>
    <style:style style:name="P25" style:family="paragraph" style:parent-style-name="바탕글">
      <style:paragraph-properties fo:break-before="page"/>
      <style:text-properties style:font-name="돋움" fo:font-size="12pt" style:font-name-asian="돋움" style:font-size-asian="12pt" style:font-name-complex="돋움" style:font-size-complex="12pt"/>
    </style:style>
    <style:style style:name="P26" style:family="paragraph" style:parent-style-name="바탕글">
      <style:paragraph-properties fo:margin-left="0.176cm" fo:margin-right="0.176cm" fo:text-align="start" style:justify-single-word="false" fo:text-indent="0cm" style:auto-text-indent="false">
        <style:tab-stops/>
      </style:paragraph-properties>
      <style:text-properties style:font-name="돋움" fo:font-size="15pt" fo:letter-spacing="-0.079cm" style:font-name-asian="돋움" style:font-size-asian="15pt" style:font-name-complex="돋움" style:font-size-complex="15pt"/>
    </style:style>
    <style:style style:name="P27" style:family="paragraph" style:parent-style-name="바탕글">
      <style:paragraph-properties fo:margin-left="0.176cm" fo:margin-right="0.176cm" fo:text-align="center" style:justify-single-word="false" fo:text-indent="0cm" style:auto-text-indent="false" style:line-break="strict">
        <style:tab-stops/>
      </style:paragraph-properties>
      <style:text-properties style:font-name="돋움" fo:font-size="15pt" fo:letter-spacing="-0.079cm" style:font-name-asian="돋움" style:font-size-asian="15pt" style:font-name-complex="돋움" style:font-size-complex="15pt"/>
    </style:style>
    <style:style style:name="P28" style:family="paragraph" style:parent-style-name="바탕글">
      <style:paragraph-properties fo:margin-left="0.088cm" fo:margin-right="0.088cm" fo:line-height="100%" fo:text-indent="0cm" style:auto-text-indent="false">
        <style:tab-stops/>
      </style:paragraph-properties>
      <style:text-properties style:font-name="돋움" fo:font-size="9pt" style:font-name-asian="돋움" style:font-size-asian="9pt" style:font-name-complex="돋움" style:font-size-complex="9pt"/>
    </style:style>
    <style:style style:name="P29" style:family="paragraph" style:parent-style-name="바탕글">
      <style:paragraph-properties fo:margin-left="0cm" fo:margin-right="0.101cm" fo:margin-top="0cm" fo:margin-bottom="0cm" loext:contextual-spacing="false" fo:line-height="10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style:font-name="돋움" fo:font-size="9pt" style:font-name-asian="돋움" style:font-size-asian="9pt" style:font-name-complex="돋움" style:font-size-complex="9pt" fo:hyphenate="false"/>
    </style:style>
    <style:style style:name="P30" style:family="paragraph" style:parent-style-name="바탕글">
      <style:paragraph-properties fo:margin-left="0cm" fo:margin-right="0cm" fo:margin-top="0cm" fo:margin-bottom="0cm" loext:contextual-spacing="false" fo:line-height="160%" fo:text-align="center" style:justify-single-word="false" fo:orphans="0" fo:widows="0" fo:hyphenation-ladder-count="no-limit" fo:text-indent="0cm" style:auto-text-indent="false" style:text-autospace="none" style:line-break="strict" style:vertical-align="baseline" style:snap-to-layout-grid="false"/>
      <style:text-properties fo:font-size="16pt" fo:font-weight="bold" style:font-size-asian="16pt" style:font-weight-asian="bold" style:font-size-complex="16pt" style:font-weight-complex="bold" fo:hyphenate="false"/>
    </style:style>
    <style:style style:name="P31" style:family="paragraph" style:parent-style-name="바탕글" style:master-page-name="">
      <style:paragraph-properties fo:text-align="center" style:justify-single-word="false" style:page-number="auto" fo:break-before="page" style:line-break="strict"/>
      <style:text-properties style:font-name="돋움" style:font-name-asian="돋움" style:font-name-complex="돋움"/>
    </style:style>
    <style:style style:name="T1" style:family="text">
      <style:text-properties style:font-name="돋움" fo:font-size="12pt" style:font-name-asian="돋움" style:font-size-asian="12pt" style:font-name-complex="돋움" style:font-size-complex="12pt"/>
    </style:style>
    <style:style style:name="T2" style:family="text">
      <style:text-properties style:font-name="돋움" fo:font-size="12pt" fo:letter-spacing="-0.005cm" style:font-name-asian="돋움" style:font-size-asian="12pt" style:font-name-complex="돋움" style:font-size-complex="12pt"/>
    </style:style>
    <style:style style:name="T3" style:family="text">
      <style:text-properties style:font-name="돋움" fo:font-size="12pt" fo:letter-spacing="-0.002cm" style:font-name-asian="돋움" style:font-size-asian="12pt" style:font-name-complex="돋움" style:font-size-complex="12pt"/>
    </style:style>
    <style:style style:name="T4" style:family="text">
      <style:text-properties style:font-name="돋움" fo:font-size="12pt" fo:letter-spacing="0.007cm" style:font-name-asian="돋움" style:font-size-asian="12pt" style:font-name-complex="돋움" style:font-size-complex="12pt"/>
    </style:style>
    <style:style style:name="T5" style:family="text">
      <style:text-properties style:font-name="MS Mincho" fo:font-size="12pt" fo:letter-spacing="-0.002cm" style:font-name-asian="MS Mincho" style:font-size-asian="12pt" style:font-name-complex="MS Mincho" style:font-size-complex="12pt"/>
    </style:style>
    <style:style style:name="T6" style:family="text">
      <style:text-properties fo:color="#2525f5" style:font-name="돋움" fo:font-size="12pt" fo:letter-spacing="-0.002cm" fo:font-weight="bold" style:font-name-asian="돋움" style:font-size-asian="12pt" style:font-weight-asian="bold" style:font-name-complex="돋움" style:font-size-complex="12pt" style:font-weight-complex="bold"/>
    </style:style>
    <style:style style:name="T7" style:family="text">
      <style:text-properties fo:color="#ff00ff" style:font-name="돋움" fo:font-size="12pt" style:text-underline-style="solid" style:text-underline-width="auto" style:text-underline-color="#000000" fo:font-weight="bold" style:text-underline-mode="continuous" style:text-overline-mode="continuous" style:text-line-through-mode="continuous" style:font-name-asian="돋움" style:font-size-asian="12pt" style:font-weight-asian="bold" style:font-name-complex="돋움" style:font-size-complex="12pt" style:font-weight-complex="bold"/>
    </style:style>
    <style:style style:name="T8" style:family="text">
      <style:text-properties style:font-name="바탕" fo:font-size="6pt" style:font-name-asian="바탕" style:font-size-asian="6pt" style:font-name-complex="바탕" style:font-size-complex="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table:number-columns-spanned="4" office:value-type="string">
            <text:p text:style-name="P31">기관 비전 입력</text:p>
          </table:table-cell>
          <table:covered-table-cell/>
          <table:covered-table-cell/>
          <table:covered-table-cell/>
        </table:table-row>
        <table:table-row table:style-name="표1.2">
          <table:table-cell table:style-name="표1.A1" table:number-columns-spanned="2" office:value-type="string">
            <text:p text:style-name="P1">Image <text:s/>삽입</text:p>
          </table:table-cell>
          <table:covered-table-cell/>
          <table:table-cell table:style-name="표1.A1" office:value-type="string">
            <text:p text:style-name="P2">기관명 입력</text:p>
          </table:table-cell>
          <table:table-cell table:style-name="표1.A1" office:value-type="string">
            <text:p text:style-name="P1">Image 삽입</text:p>
          </table:table-cell>
        </table:table-row>
        <table:table-row table:style-name="표1.3">
          <table:table-cell table:style-name="표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표1.4">
          <table:table-cell table:style-name="표1.A4" office:value-type="string">
            <text:p text:style-name="P4">수신 </text:p>
          </table:table-cell>
          <table:table-cell table:style-name="표1.B4" table:number-columns-spanned="3" office:value-type="string">
            <text:p text:style-name="P4">수신자 참조</text:p>
          </table:table-cell>
          <table:covered-table-cell/>
          <table:covered-table-cell/>
        </table:table-row>
        <table:table-row table:style-name="표1.4">
          <table:table-cell table:style-name="표1.A5" office:value-type="string">
            <text:p text:style-name="P4">(경유) </text:p>
          </table:table-cell>
          <table:table-cell table:style-name="표1.B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표1.4">
          <table:table-cell table:style-name="표1.A6" office:value-type="string">
            <text:p text:style-name="P4">제목 </text:p>
          </table:table-cell>
          <table:table-cell table:style-name="표1.B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9"/>
      <text:p text:style-name="P4"><text:s text:c="6"/>1. 관련 : </text:p>
      <text:p text:style-name="P23"><text:span text:style-name="기본_20_단락_20_글꼴"><text:span text:style-name="T1"><text:s text:c="6"/>2. </text:span></text:span><text:span text:style-name="기본_20_단락_20_글꼴"><text:span text:style-name="T2">설문조사를</text:span></text:span><text:span text:style-name="기본_20_단락_20_글꼴"><text:span text:style-name="T1"> 실시하오니 적극 참여하여 주시기 바랍니다.</text:span></text:span></text:p>
      <text:p text:style-name="P4"><text:s text:c="8"/>가. 목적 : </text:p>
      <text:p text:style-name="P4"><text:s text:c="8"/>나. 설문 대상</text:p>
      <text:p text:style-name="바탕글"><text:span text:style-name="기본_20_단락_20_글꼴"><text:span text:style-name="T1"><text:s text:c="10"/>- </text:span></text:span><text:span text:style-name="기본_20_단락_20_글꼴"><text:span text:style-name="T3">초</text:span></text:span><text:span text:style-name="기본_20_단락_20_글꼴"><text:span text:style-name="T5">․</text:span></text:span><text:span text:style-name="기본_20_단락_20_글꼴"><text:span text:style-name="T3">중</text:span></text:span><text:span text:style-name="기본_20_단락_20_글꼴"><text:span text:style-name="T5">․</text:span></text:span><text:span text:style-name="기본_20_단락_20_글꼴"><text:span text:style-name="T3">고 </text:span></text:span><text:span text:style-name="기본_20_단락_20_글꼴"><text:span text:style-name="T6">학생, 학부모</text:span></text:span></text:p>
      <text:p text:style-name="바탕글"><text:span text:style-name="기본_20_단락_20_글꼴"><text:span text:style-name="T4"><text:s text:c="10"/></text:span></text:span></text:p>
      <text:p text:style-name="바탕글"><text:span text:style-name="기본_20_단락_20_글꼴"><text:span text:style-name="T1"><text:s text:c="8"/>다. 조사 기간 : </text:span></text:span><text:span text:style-name="기본_20_단락_20_글꼴"><text:span text:style-name="T7">2014.00.00.(월) ~ 00.00.(월)</text:span></text:span></text:p>
      <text:p text:style-name="P4"><text:s text:c="10"/>※ 조사 기간 중이라도 참여 인원이 넘으면 설문조사가 자동 종료됨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7">구분</text:p>
          </table:table-cell>
          <table:table-cell table:style-name="표2.B1" office:value-type="string">
            <text:p text:style-name="P7">URL</text:p>
          </table:table-cell>
        </table:table-row>
        <table:table-row table:style-name="표2.1">
          <table:table-cell table:style-name="표2.A2" office:value-type="string">
            <text:p text:style-name="P8">학생</text:p>
          </table:table-cell>
          <table:table-cell table:style-name="표2.B2" office:value-type="string">
            <text:p text:style-name="P10">http://</text:p>
          </table:table-cell>
        </table:table-row>
        <table:table-row table:style-name="표2.1">
          <table:table-cell table:style-name="표2.A3" office:value-type="string">
            <text:p text:style-name="P8">학부모</text:p>
          </table:table-cell>
          <table:table-cell table:style-name="표2.B3" office:value-type="string">
            <text:p text:style-name="P10">http://</text:p>
          </table:table-cell>
        </table:table-row>
      </table:table>
      <text:p text:style-name="P4"><text:s text:c="8"/>라. 참여 안내 : 아래 URL을 클릭하여 접속</text:p>
      <text:p text:style-name="P6"/>
      <text:p text:style-name="P4"><text:s/></text:p>
      <text:p text:style-name="P25"/>
      <table:table table:name="표3" table:style-name="표3">
        <table:table-column table:style-name="표3.A"/>
        <table:table-row table:style-name="표3.1">
          <table:table-cell table:style-name="표3.A1" office:value-type="string">
            <text:p text:style-name="P30"/>
          </table:table-cell>
        </table:table-row>
      </table:table>
      <text:p text:style-name="P24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column table:style-name="표4.C"/>
        <table:table-column table:style-name="표4.G"/>
        <table:table-column table:style-name="표4.H"/>
        <table:table-column table:style-name="표4.I"/>
        <table:table-column table:style-name="표4.J"/>
        <table:table-column table:style-name="표4.K"/>
        <table:table-column table:style-name="표4.L"/>
        <table:table-column table:style-name="표4.M"/>
        <table:table-column table:style-name="표4.G"/>
        <table:table-column table:style-name="표4.H"/>
        <table:table-column table:style-name="표4.P"/>
        <table:table-column table:style-name="표4.Q"/>
        <table:table-column table:style-name="표4.R"/>
        <table:table-column table:style-name="표4.S"/>
        <table:table-column table:style-name="표4.T"/>
        <table:table-column table:style-name="표4.D"/>
        <table:table-column table:style-name="표4.H"/>
        <table:table-row table:style-name="표4.1">
          <table:table-cell table:style-name="표4.A1" table:number-columns-spanned="3" office:value-type="string">
            <text:p text:style-name="P11"/>
          </table:table-cell>
          <table:covered-table-cell/>
          <table:covered-table-cell/>
          <table:table-cell table:style-name="표4.D1" table:number-columns-spanned="15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4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표4.2">
          <table:table-cell table:style-name="표4.A1" table:number-columns-spanned="3" office:value-type="string">
            <text:p text:style-name="P11"/>
          </table:table-cell>
          <table:covered-table-cell/>
          <table:covered-table-cell/>
          <table:table-cell table:style-name="표4.D2" table:number-columns-spanned="15" office:value-type="string">
            <text:p text:style-name="P27">기관장 입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4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표4.3">
          <table:table-cell table:style-name="표4.A1" table:number-columns-spanned="2" office:value-type="string">
            <text:p text:style-name="P12">수신자</text:p>
          </table:table-cell>
          <table:covered-table-cell/>
          <table:table-cell table:style-name="표4.A1" table:number-columns-spanned="2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.4">
          <table:table-cell table:style-name="표4.A4" table:number-columns-spanned="22" office:value-type="string">
            <text:p text:style-name="P21"/>
            <text:p text:style-name="P22"><text:span text:style-name="기본_20_단락_20_글꼴"><text:span text:style-name="T8"><draw:frame draw:style-name="fr1" draw:name="그림 1" text:anchor-type="as-char" svg:y="0cm" svg:width="16.887cm" style:rel-width="scale" svg:height="0.108cm" style:rel-height="scale" draw:z-index="0"><draw:image xlink:href="Pictures/100000000000029A000000040C573B90D84B103C.png" xlink:type="simple" xlink:show="embed" xlink:actuate="onLoad"/></draw:frame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.5">
          <table:table-cell table:style-name="표4.A1" table:number-rows-spanned="2" table:number-columns-spanned="3" office:value-type="string">
            <text:p text:style-name="P29">발신자</text:p>
          </table:table-cell>
          <table:covered-table-cell/>
          <table:covered-table-cell/>
          <table:table-cell table:style-name="표4.A1" office:value-type="string">
            <text:p text:style-name="P13"/>
          </table:table-cell>
          <table:table-cell table:style-name="표4.A1" office:value-type="string">
            <text:p text:style-name="P13"/>
          </table:table-cell>
          <table:table-cell table:style-name="표4.A1" table:number-rows-spanned="2" table:number-columns-spanned="2" office:value-type="string">
            <text:p text:style-name="P28"/>
          </table:table-cell>
          <table:covered-table-cell/>
          <table:table-cell table:style-name="표4.A1" office:value-type="string">
            <text:p text:style-name="P13"/>
          </table:table-cell>
          <table:table-cell table:style-name="표4.A1" office:value-type="string">
            <text:p text:style-name="P13"/>
          </table:table-cell>
          <table:table-cell table:style-name="표4.A1" table:number-rows-spanned="2" table:number-columns-spanned="5" office:value-type="string">
            <text:p text:style-name="P29">교육지원과장</text:p>
          </table:table-cell>
          <table:covered-table-cell/>
          <table:covered-table-cell/>
          <table:covered-table-cell/>
          <table:covered-table-cell/>
          <table:table-cell table:style-name="표4.A1" office:value-type="string">
            <text:p text:style-name="P13"/>
          </table:table-cell>
          <table:table-cell table:style-name="표4.A1" office:value-type="string">
            <text:p text:style-name="P13"/>
          </table:table-cell>
          <table:table-cell table:style-name="표4.A1" table:number-rows-spanned="2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표4.A1" office:value-type="string">
            <text:p text:style-name="P13"/>
          </table:table-cell>
          <table:table-cell table:style-name="표4.A1" office:value-type="string">
            <text:p text:style-name="P13"/>
          </table:table-cell>
        </table:table-row>
        <table:table-row table:style-name="표4.6">
          <table:covered-table-cell/>
          <table:covered-table-cell/>
          <table:covered-table-cell/>
          <table:table-cell table:style-name="표4.D6" table:number-columns-spanned="2" office:value-type="string">
            <text:p text:style-name="P15"/>
          </table:table-cell>
          <table:covered-table-cell/>
          <table:covered-table-cell/>
          <table:covered-table-cell/>
          <table:table-cell table:style-name="표4.H6" table:number-columns-spanned="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4.O6" table:number-columns-spanned="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표4.U6" table:number-columns-spanned="2" office:value-type="string">
            <text:p text:style-name="P15"/>
          </table:table-cell>
          <table:covered-table-cell/>
        </table:table-row>
        <table:table-row table:style-name="표4.5">
          <table:table-cell table:style-name="표4.A1" table:number-rows-spanned="2" table:number-columns-spanned="3" office:value-type="string">
            <text:p text:style-name="P28"/>
          </table:table-cell>
          <table:covered-table-cell/>
          <table:covered-table-cell/>
          <table:table-cell table:style-name="표4.A1" office:value-type="string">
            <text:p text:style-name="P13"/>
          </table:table-cell>
          <table:table-cell table:style-name="표4.A1" office:value-type="string">
            <text:p text:style-name="P13"/>
          </table:table-cell>
          <table:table-cell table:style-name="표4.A1" table:number-rows-spanned="2" table:number-columns-spanned="2" office:value-type="string">
            <text:p text:style-name="P28"/>
          </table:table-cell>
          <table:covered-table-cell/>
          <table:table-cell table:style-name="표4.A1" office:value-type="string">
            <text:p text:style-name="P13"/>
          </table:table-cell>
          <table:table-cell table:style-name="표4.A1" office:value-type="string">
            <text:p text:style-name="P13"/>
          </table:table-cell>
          <table:table-cell table:style-name="표4.A1" table:number-rows-spanned="2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표4.A1" office:value-type="string">
            <text:p text:style-name="P13"/>
          </table:table-cell>
          <table:table-cell table:style-name="표4.A1" office:value-type="string">
            <text:p text:style-name="P13"/>
          </table:table-cell>
          <table:table-cell table:style-name="표4.A1" table:number-rows-spanned="2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표4.A1" office:value-type="string">
            <text:p text:style-name="P13"/>
          </table:table-cell>
          <table:table-cell table:style-name="표4.A1" office:value-type="string">
            <text:p text:style-name="P13"/>
          </table:table-cell>
        </table:table-row>
        <table:table-row table:style-name="표4.8">
          <table:covered-table-cell/>
          <table:covered-table-cell/>
          <table:covered-table-cell/>
          <table:table-cell table:style-name="표4.D8" table:number-columns-spanned="2" office:value-type="string">
            <text:p text:style-name="P15"/>
          </table:table-cell>
          <table:covered-table-cell/>
          <table:covered-table-cell/>
          <table:covered-table-cell/>
          <table:table-cell table:style-name="표4.H8" table:number-columns-spanned="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4.O8" table:number-columns-spanned="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표4.U8" table:number-columns-spanned="2" office:value-type="string">
            <text:p text:style-name="P15"/>
          </table:table-cell>
          <table:covered-table-cell/>
        </table:table-row>
        <table:table-row table:style-name="표4.9">
          <table:table-cell table:style-name="표4.A1" office:value-type="string">
            <text:p text:style-name="P17">협조자</text:p>
          </table:table-cell>
          <table:table-cell table:style-name="표4.A1" table:number-columns-spanned="2" office:value-type="string">
            <text:p text:style-name="P29">장학사</text:p>
          </table:table-cell>
          <table:covered-table-cell/>
          <table:table-cell table:style-name="표4.A1" table:number-columns-spanned="2" office:value-type="string">
            <text:p text:style-name="P15"/>
          </table:table-cell>
          <table:covered-table-cell/>
          <table:table-cell table:style-name="표4.A1" table:number-columns-spanned="2" office:value-type="string">
            <text:p text:style-name="P15"/>
          </table:table-cell>
          <table:covered-table-cell/>
          <table:table-cell table:style-name="표4.A1" table:number-columns-spanned="2" office:value-type="string">
            <text:p text:style-name="P15"/>
          </table:table-cell>
          <table:covered-table-cell/>
          <table:table-cell table:style-name="표4.A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표4.A1" table:number-columns-spanned="2" office:value-type="string">
            <text:p text:style-name="P15"/>
          </table:table-cell>
          <table:covered-table-cell/>
          <table:table-cell table:style-name="표4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표4.A1" table:number-columns-spanned="2" office:value-type="string">
            <text:p text:style-name="P15"/>
          </table:table-cell>
          <table:covered-table-cell/>
        </table:table-row>
        <table:table-row table:style-name="표4.9">
          <table:table-cell table:style-name="표4.A10" office:value-type="string">
            <text:p text:style-name="P16">시행</text:p>
          </table:table-cell>
          <table:table-cell table:style-name="표4.A10" table:number-columns-spanned="5" office:value-type="string">
            <text:p text:style-name="P29">시행부서</text:p>
          </table:table-cell>
          <table:covered-table-cell/>
          <table:covered-table-cell/>
          <table:covered-table-cell/>
          <table:covered-table-cell/>
          <table:table-cell table:style-name="표4.A10" table:number-columns-spanned="3" office:value-type="string">
            <text:p text:style-name="P14">시행 날짜</text:p>
          </table:table-cell>
          <table:covered-table-cell/>
          <table:covered-table-cell/>
          <table:table-cell table:style-name="표4.A10" table:number-columns-spanned="3" office:value-type="string">
            <text:p text:style-name="P29">접수</text:p>
          </table:table-cell>
          <table:covered-table-cell/>
          <table:covered-table-cell/>
          <table:table-cell table:style-name="표4.A10" table:number-columns-spanned="5" office:value-type="string">
            <text:p text:style-name="P15">접수처</text:p>
          </table:table-cell>
          <table:covered-table-cell/>
          <table:covered-table-cell/>
          <table:covered-table-cell/>
          <table:covered-table-cell/>
          <table:table-cell table:style-name="표4.A10" table:number-columns-spanned="5" office:value-type="string">
            <text:p text:style-name="P14">접수 날짜</text:p>
          </table:table-cell>
          <table:covered-table-cell/>
          <table:covered-table-cell/>
          <table:covered-table-cell/>
          <table:covered-table-cell/>
        </table:table-row>
        <table:table-row table:style-name="표4.11">
          <table:table-cell table:style-name="표4.A10" office:value-type="string">
            <text:p text:style-name="P16">우</text:p>
          </table:table-cell>
          <table:table-cell table:style-name="표4.A10" table:number-columns-spanned="2" office:value-type="string">
            <text:p text:style-name="P14">000-000</text:p>
          </table:table-cell>
          <table:covered-table-cell/>
          <table:table-cell table:style-name="표4.A10" table:number-columns-spanned="10" office:value-type="string">
            <text:p text:style-name="P14">주소 입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4.A10" office:value-type="string">
            <text:p text:style-name="P15">/</text:p>
          </table:table-cell>
          <table:table-cell table:style-name="표4.A10" table:number-columns-spanned="8" office:value-type="string">
            <text:p text:style-name="P28">홈페이지입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.9">
          <table:table-cell table:style-name="표4.A10" office:value-type="string">
            <text:p text:style-name="P16">전화번호</text:p>
          </table:table-cell>
          <table:table-cell table:style-name="표4.A10" table:number-columns-spanned="4" office:value-type="string">
            <text:p text:style-name="P14">(02-0000-0000)</text:p>
          </table:table-cell>
          <table:covered-table-cell/>
          <table:covered-table-cell/>
          <table:covered-table-cell/>
          <table:table-cell table:style-name="표4.A10" office:value-type="string">
            <text:p text:style-name="P15">팩스번호</text:p>
          </table:table-cell>
          <table:table-cell table:style-name="표4.A10" table:number-columns-spanned="4" office:value-type="string">
            <text:p text:style-name="P14">(02-0000-0000)</text:p>
          </table:table-cell>
          <table:covered-table-cell/>
          <table:covered-table-cell/>
          <table:covered-table-cell/>
          <table:table-cell table:style-name="표4.A10" office:value-type="string">
            <text:p text:style-name="P28">/</text:p>
          </table:table-cell>
          <table:table-cell table:style-name="표4.A10" table:number-columns-spanned="6" office:value-type="string">
            <text:p text:style-name="P15">E-mail 입력</text:p>
          </table:table-cell>
          <table:covered-table-cell/>
          <table:covered-table-cell/>
          <table:covered-table-cell/>
          <table:covered-table-cell/>
          <table:covered-table-cell/>
          <table:table-cell table:style-name="표4.A10" table:number-columns-spanned="2" office:value-type="string">
            <text:p text:style-name="P28">/</text:p>
          </table:table-cell>
          <table:covered-table-cell/>
          <table:table-cell table:style-name="표4.A10" table:number-columns-spanned="3" office:value-type="string">
            <text:p text:style-name="P15">공개</text:p>
          </table:table-cell>
          <table:covered-table-cell/>
          <table:covered-table-cell/>
        </table:table-row>
        <table:table-row table:style-name="표4.13">
          <table:table-cell table:style-name="표4.A10" table:number-columns-spanned="22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.14">
          <table:table-cell table:style-name="표4.A10" table:number-columns-spanned="22" office:value-type="string">
            <text:p text:style-name="P19">기관 비전 입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.15">
          <table:table-cell table:style-name="표4.A15" table:number-columns-spanned="2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ÇÑÄÄ¹ÙÅÁ" svg:font-family="ÇÑÄÄ¹ÙÅÁ" style:font-family-generic="system"/>
    <style:font-face style:name="MS Mincho" svg:font-family="'MS Mincho'" style:font-family-generic="modern" style:font-pitch="fixed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바탕글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/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본문" style:family="paragraph" style:parent-style-name="표준">
      <style:paragraph-properties fo:margin-left="0.617cm" fo:margin-right="0.617cm" fo:margin-top="0.15cm" fo:margin-bottom="0.15cm" loext:contextual-spacing="false" fo:line-height="165%" fo:hyphenation-ladder-count="no-limit" fo:text-indent="0cm" style:auto-text-indent="false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letter-spacing="-0.012c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style:text-scale="95%" fo:hyphenate="false"/>
    </style:style>
    <style:style style:name="개요_20_1" style:display-name="개요 1" style:family="paragraph">
      <style:paragraph-properties fo:margin-left="0.263cm" fo:margin-right="0cm" fo:margin-top="0cm" fo:margin-bottom="0cm" loext:contextual-spacing="false" fo:line-height="160%" fo:orphans="0" fo:widows="0" fo:hyphenation-ladder-count="no-limit" fo:text-indent="-0.263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개요_20_2" style:display-name="개요 2" style:family="paragraph">
      <style:paragraph-properties fo:margin-left="0.616cm" fo:margin-right="0cm" fo:margin-top="0cm" fo:margin-bottom="0cm" loext:contextual-spacing="false" fo:line-height="160%" fo:orphans="0" fo:widows="0" fo:hyphenation-ladder-count="no-limit" fo:text-indent="-0.263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개요_20_3" style:display-name="개요 3" style:family="paragraph">
      <style:paragraph-properties fo:margin-left="0.968cm" fo:margin-right="0cm" fo:margin-top="0cm" fo:margin-bottom="0cm" loext:contextual-spacing="false" fo:line-height="160%" fo:orphans="0" fo:widows="0" fo:hyphenation-ladder-count="no-limit" fo:text-indent="-0.263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개요_20_4" style:display-name="개요 4" style:family="paragraph">
      <style:paragraph-properties fo:margin-left="1.321cm" fo:margin-right="0cm" fo:margin-top="0cm" fo:margin-bottom="0cm" loext:contextual-spacing="false" fo:line-height="160%" fo:orphans="0" fo:widows="0" fo:hyphenation-ladder-count="no-limit" fo:text-indent="-0.263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개요_20_5" style:display-name="개요 5" style:family="paragraph">
      <style:paragraph-properties fo:margin-left="1.674cm" fo:margin-right="0cm" fo:margin-top="0cm" fo:margin-bottom="0cm" loext:contextual-spacing="false" fo:line-height="160%" fo:orphans="0" fo:widows="0" fo:hyphenation-ladder-count="no-limit" fo:text-indent="-0.263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개요_20_6" style:display-name="개요 6" style:family="paragraph">
      <style:paragraph-properties fo:margin-left="2.027cm" fo:margin-right="0cm" fo:margin-top="0cm" fo:margin-bottom="0cm" loext:contextual-spacing="false" fo:line-height="160%" fo:orphans="0" fo:widows="0" fo:hyphenation-ladder-count="no-limit" fo:text-indent="-0.263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개요_20_7" style:display-name="개요 7" style:family="paragraph">
      <style:paragraph-properties fo:margin-left="2.379cm" fo:margin-right="0cm" fo:margin-top="0cm" fo:margin-bottom="0cm" loext:contextual-spacing="false" fo:line-height="160%" fo:orphans="0" fo:widows="0" fo:hyphenation-ladder-count="no-limit" fo:text-indent="-0.263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쪽_20_번호" style:display-name="쪽 번호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/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머리말" style:family="paragraph">
      <style:paragraph-properties fo:margin-left="0cm" fo:margin-right="0.353cm" fo:margin-top="0cm" fo:margin-bottom="0cm" loext:contextual-spacing="false" fo:line-height="150%" fo:text-align="end" style:justify-single-word="false" fo:orphans="0" fo:widows="0" fo:hyphenation-ladder-count="no-limit" fo:text-indent="0cm" style:auto-text-indent="false" style:text-autospace="none" style:vertical-align="baseline" style:snap-to-layout-grid="false">
        <style:tab-stops>
          <style:tab-stop style:position="1.422cm"/>
          <style:tab-stop style:position="2.843cm"/>
          <style:tab-stop style:position="4.267cm"/>
          <style:tab-stop style:position="5.689cm"/>
          <style:tab-stop style:position="7.112cm"/>
          <style:tab-stop style:position="8.534cm"/>
          <style:tab-stop style:position="9.955cm"/>
          <style:tab-stop style:position="11.379cm"/>
          <style:tab-stop style:position="12.801cm"/>
          <style:tab-stop style:position="14.224cm"/>
          <style:tab-stop style:position="15.646cm"/>
          <style:tab-stop style:position="18.491cm"/>
          <style:tab-stop style:position="19.913cm"/>
          <style:tab-stop style:position="21.336cm"/>
          <style:tab-stop style:position="22.758cm"/>
          <style:tab-stop style:position="24.179cm"/>
          <style:tab-stop style:position="25.603cm"/>
          <style:tab-stop style:position="27.025cm"/>
          <style:tab-stop style:position="28.448cm"/>
          <style:tab-stop style:position="29.87cm"/>
        </style:tab-stops>
      </style:paragraph-properties>
      <style:text-properties fo:color="#000000" style:font-name="ÇÑÄÄ¹ÙÅÁ" fo:font-family="ÇÑÄÄ¹ÙÅÁ" style:font-family-generic="system" fo:font-size="9pt" style:letter-kerning="false" style:font-name-asian="Times New Roman" style:font-family-asian="'Times New Roman'" style:font-family-generic-asian="roman" style:font-pitch-asian="variable" style:font-size-asian="9pt" style:font-name-complex="ÇÑÄÄ¹ÙÅÁ" style:font-family-complex="ÇÑÄÄ¹ÙÅÁ" style:font-family-generic-complex="system" style:font-size-complex="9pt" fo:hyphenate="false"/>
    </style:style>
    <style:style style:name="Footnote" style:family="paragraph" style:class="extra">
      <style:paragraph-properties fo:margin-left="0.466cm" fo:margin-right="0cm" fo:margin-top="0cm" fo:margin-bottom="0cm" loext:contextual-spacing="false" fo:line-height="130%" fo:orphans="0" fo:widows="0" fo:hyphenation-ladder-count="no-limit" fo:text-indent="-0.466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9pt" style:letter-kerning="false" style:font-name-asian="Times New Roman" style:font-family-asian="'Times New Roman'" style:font-family-generic-asian="roman" style:font-pitch-asian="variable" style:font-size-asian="9pt" style:font-name-complex="ÇÑÄÄ¹ÙÅÁ" style:font-family-complex="ÇÑÄÄ¹ÙÅÁ" style:font-family-generic-complex="system" style:font-size-complex="9pt" fo:hyphenate="false"/>
    </style:style>
    <style:style style:name="그림캡션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/>
      <style:text-properties fo:color="#000000" style:font-name="ÇÑÄÄ¹ÙÅÁ" fo:font-family="ÇÑÄÄ¹ÙÅÁ" style:font-family-generic="system" fo:font-size="9pt" style:letter-kerning="false" style:font-name-asian="Times New Roman" style:font-family-asian="'Times New Roman'" style:font-family-generic-asian="roman" style:font-pitch-asian="variable" style:font-size-asian="9pt" style:font-name-complex="ÇÑÄÄ¹ÙÅÁ" style:font-family-complex="ÇÑÄÄ¹ÙÅÁ" style:font-family-generic-complex="system" style:font-size-complex="9pt" fo:hyphenate="false"/>
    </style:style>
    <style:style style:name="표캡션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/>
      <style:text-properties fo:color="#000000" style:font-name="ÇÑÄÄ¹ÙÅÁ" fo:font-family="ÇÑÄÄ¹ÙÅÁ" style:font-family-generic="system" fo:font-size="9pt" style:letter-kerning="false" style:font-name-asian="Times New Roman" style:font-family-asian="'Times New Roman'" style:font-family-generic-asian="roman" style:font-pitch-asian="variable" style:font-size-asian="9pt" style:font-name-complex="ÇÑÄÄ¹ÙÅÁ" style:font-family-complex="ÇÑÄÄ¹ÙÅÁ" style:font-family-generic-complex="system" style:font-size-complex="9pt" fo:hyphenate="false"/>
    </style:style>
    <style:style style:name="수식캡션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/>
      <style:text-properties fo:color="#000000" style:font-name="ÇÑÄÄ¹ÙÅÁ" fo:font-family="ÇÑÄÄ¹ÙÅÁ" style:font-family-generic="system" fo:font-size="9pt" style:letter-kerning="false" style:font-name-asian="Times New Roman" style:font-family-asian="'Times New Roman'" style:font-family-generic-asian="roman" style:font-pitch-asian="variable" style:font-size-asian="9pt" style:font-name-complex="ÇÑÄÄ¹ÙÅÁ" style:font-family-complex="ÇÑÄÄ¹ÙÅÁ" style:font-family-generic-complex="system" style:font-size-complex="9pt" fo:hyphenate="false"/>
    </style:style>
    <style:style style:name="찾아보기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>
        <style:tab-stops>
          <style:tab-stop style:position="0.566cm"/>
          <style:tab-stop style:position="6.578cm" style:leader-style="solid" style:leader-text="·"/>
        </style:tab-stops>
      </style:paragraph-properties>
      <style:text-properties fo:color="#000000" style:font-name="ÇÑÄÄ¹ÙÅÁ" fo:font-family="ÇÑÄÄ¹ÙÅÁ" style:font-family-generic="system" fo:font-size="9pt" style:letter-kerning="false" style:font-name-asian="Times New Roman" style:font-family-asian="'Times New Roman'" style:font-family-generic-asian="roman" style:font-pitch-asian="variable" style:font-size-asian="9pt" style:font-name-complex="ÇÑÄÄ¹ÙÅÁ" style:font-family-complex="ÇÑÄÄ¹ÙÅÁ" style:font-family-generic-complex="system" style:font-size-complex="9pt" fo:hyphenate="false"/>
    </style:style>
    <style:style style:name="풍선_20_도움말_20_텍스트" style:display-name="풍선 도움말 텍스트" style:family="paragraph" style:parent-style-name="표준">
      <style:paragraph-properties fo:margin-top="0cm" fo:margin-bottom="0cm" loext:contextual-spacing="false" fo:line-height="100%" fo:hyphenation-ladder-count="no-limit"/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기본_20_단락_20_글꼴" style:display-name="기본 단락 글꼴" style:family="text"/>
    <style:style style:name="본문_20_Char" style:display-name="본문 Char" style:family="text" style:parent-style-name="기본_20_단락_20_글꼴"/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dc:title>본문내용본문내용</dc:title>
    <meta:creation-date>2016-09-30T16:54:13.131000000</meta:creation-date>
    <meta:editing-cycles>2</meta:editing-cycles>
    <meta:editing-duration>PT5S</meta:editing-duration>
    <dc:date>2016-09-30T16:54:14.023000000</dc:date>
    <meta:document-statistic meta:table-count="4" meta:image-count="1" meta:object-count="0" meta:page-count="2" meta:paragraph-count="51" meta:word-count="228" meta:character-count="439" meta:non-whitespace-character-count="308"/>
    <meta:template xlink:type="simple" xlink:actuate="onRequest" xlink:title="" xlink:href="Normal.dotm"/>
  </office:meta>
</office:document-meta>
</file>